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, 'Droid Sans Mono', 'DejaVu Sans Mono', 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line-height="120%" fo:orphans="2" fo:widows="2" fo:text-indent="0cm" style:auto-text-indent="false" fo:padding="0cm" fo:border="none"/>
      <style:text-properties fo:font-variant="normal" fo:text-transform="none" fo:color="#000000" style:font-name="Ubuntu Mono" fo:font-size="9.75pt" fo:letter-spacing="normal" fo:font-style="normal" fo:font-weight="normal" loext:padding="0cm" loext:border="none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line-height="120%" fo:orphans="2" fo:widows="2" fo:text-indent="0cm" style:auto-text-indent="false" fo:padding="0cm" fo:border="none"/>
    </style:style>
    <style:style style:name="P3" style:family="paragraph" style:parent-style-name="Preformatted_20_Text">
      <style:paragraph-properties fo:margin-top="0cm" fo:margin-bottom="0cm" loext:contextual-spacing="false" fo:line-height="120%" fo:orphans="2" fo:widows="2" fo:padding="0cm" fo:border="none"/>
      <style:text-properties fo:font-variant="normal" fo:text-transform="none" fo:color="#000000" style:font-name="Ubuntu Mono" fo:font-size="9.75pt" fo:letter-spacing="normal" fo:font-style="normal" fo:font-weight="normal" loext:padding="0cm" loext:border="none"/>
    </style:style>
    <style:style style:name="P4" style:family="paragraph" style:parent-style-name="Preformatted_20_Text">
      <style:paragraph-properties fo:margin-top="0cm" fo:margin-bottom="0cm" loext:contextual-spacing="false" fo:line-height="120%" fo:orphans="2" fo:widows="2" fo:padding="0cm" fo:border="none"/>
      <style:text-properties fo:font-variant="normal" fo:text-transform="none" fo:color="#000000" style:font-name="Ubuntu Mono" fo:font-size="9.75pt" fo:letter-spacing="normal" fo:font-style="normal" fo:font-weight="normal"/>
    </style:style>
    <style:style style:name="P5" style:family="paragraph" style:parent-style-name="Preformatted_20_Text">
      <style:paragraph-properties fo:margin-top="0cm" fo:margin-bottom="0cm" loext:contextual-spacing="false" fo:line-height="120%" fo:orphans="2" fo:widows="2" fo:padding="0cm" fo:border="none"/>
      <style:text-properties fo:font-variant="normal" fo:text-transform="none" fo:color="#000000" fo:letter-spacing="normal" loext:padding="0cm" loext:border="none"/>
    </style:style>
    <style:style style:name="P6" style:family="paragraph" style:parent-style-name="Preformatted_20_Text">
      <style:paragraph-properties fo:margin-top="0cm" fo:margin-bottom="0cm" loext:contextual-spacing="false" fo:line-height="120%" fo:orphans="2" fo:widows="2" fo:padding="0cm" fo:border="none"/>
      <style:text-properties fo:font-variant="normal" fo:text-transform="none" fo:color="#c5060b" style:font-name="Ubuntu Mono" fo:font-size="9.75pt" fo:letter-spacing="normal" fo:font-style="normal" fo:font-weight="normal"/>
    </style:style>
    <style:style style:name="P7" style:family="paragraph" style:parent-style-name="Preformatted_20_Text">
      <style:paragraph-properties fo:margin-top="0cm" fo:margin-bottom="0cm" loext:contextual-spacing="false" fo:line-height="120%" fo:orphans="2" fo:widows="2" fo:padding="0cm" fo:border="none"/>
    </style:style>
    <style:style style:name="T1" style:family="text">
      <style:text-properties fo:color="#0000ff"/>
    </style:style>
    <style:style style:name="T2" style:family="text">
      <style:text-properties fo:color="#c5060b"/>
    </style:style>
    <style:style style:name="T3" style:family="text">
      <style:text-properties style:font-name="Ubuntu Mono" fo:font-size="9.75pt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rstudio_console_output"/>R version 3.6.0 (2019-04-26) -- "Planting of a Tree"</text:p>
      <text:p text:style-name="P3">Copyright (C) 2019 The R Foundation for Statistical Computing</text:p>
      <text:p text:style-name="P3">Platform: x86_64-pc-linux-gnu (64-bit)</text:p>
      <text:p text:style-name="P7"/>
      <text:p text:style-name="P3">R is free software and comes with ABSOLUTELY NO WARRANTY.</text:p>
      <text:p text:style-name="P3">You are welcome to redistribute it under certain conditions.</text:p>
      <text:p text:style-name="P3">Type 'license()' or 'licence()' for distribution details.</text:p>
      <text:p text:style-name="P7"/>
      <text:p text:style-name="P3">R is a collaborative project with many contributors.</text:p>
      <text:p text:style-name="P3">Type 'contributors()' for more information and</text:p>
      <text:p text:style-name="P3">'citation()' on how to cite R or R packages in publications.</text:p>
      <text:p text:style-name="P7"/>
      <text:p text:style-name="P3">Type 'demo()' for some demos, 'help()' for on-line help, or</text:p>
      <text:p text:style-name="P3">'help.start()' for an HTML browser interface to help.</text:p>
      <text:p text:style-name="P3">Type 'q()' to quit R.</text:p>
      <text:p text:style-name="P7"/>
      <text:p text:style-name="P4"><text:span text:style-name="T1">&gt; demo()</text:span></text:p>
      <text:p text:style-name="P4"><text:span text:style-name="T1">&gt; print('asd')</text:span></text:p>
      <text:p text:style-name="P1">[1] "asd"</text:p>
      <text:p text:style-name="P4"><text:span text:style-name="T1">&gt; print('asd','asdasd')</text:span></text:p>
      <text:p text:style-name="P6">Error in print.default("asd", "asdasd") : invalid 'digits' argument</text:p>
      <text:p text:style-name="P4"><text:span text:style-name="T2">In addition: Warning message:</text:span></text:p>
      <text:p text:style-name="P4"><text:span text:style-name="T2">In print.default("asd", "asdasd") : NAs introduced by coercion</text:span></text:p>
      <text:p text:style-name="P4"><text:span text:style-name="T1">&gt; print('asd,asdasd')</text:span></text:p>
      <text:p text:style-name="P1">[1] "asd,asdasd"</text:p>
      <text:p text:style-name="P4"><text:span text:style-name="T1">&gt; #load data</text:span></text:p>
      <text:p text:style-name="P4"><text:span text:style-name="T1">&gt; data(longley)</text:span></text:p>
      <text:p text:style-name="P4"><text:span text:style-name="T1">&gt; base &lt;- lm(employed~.,longley)</text:span></text:p>
      <text:p text:style-name="P6">Error in eval(predvars, data, env) : object 'employed' not found</text:p>
      <text:p text:style-name="P4"><text:span text:style-name="T1">&gt; base &lt;- lm(Employed~.,longley)</text:span></text:p>
      <text:p text:style-name="P4"><text:span text:style-name="T1">&gt; summary(base)</text:span></text:p>
      <text:p text:style-name="P2"/>
      <text:p text:style-name="P3">Call:</text:p>
      <text:p text:style-name="P3">lm(formula = Employed ~ ., data = longley)</text:p>
      <text:p text:style-name="P7"/>
      <text:p text:style-name="P3">Residuals:</text:p>
      <text:p text:style-name="P5"><text:s text:c="5"/><text:span text:style-name="T3">Min <text:s text:c="6"/>1Q <text:s text:c="2"/>Median <text:s text:c="6"/>3Q <text:s text:c="5"/>Max </text:span></text:p>
      <text:p text:style-name="P3">-0.41011 -0.15767 -0.02816 <text:s/>0.10155 <text:s/>0.45539 </text:p>
      <text:p text:style-name="P7"/>
      <text:p text:style-name="P3">Coefficients:</text:p>
      <text:p text:style-name="P5"><text:s text:c="15"/><text:span text:style-name="T3">Estimate Std. Error t value Pr(&gt;|t|) <text:s text:c="3"/></text:span></text:p>
      <text:p text:style-name="P3">(Intercept) <text:s/>-3.482e+03 <text:s/>8.904e+02 <text:s/>-3.911 0.003560 ** </text:p>
      <text:p text:style-name="P3">GNP.deflator <text:s/>1.506e-02 <text:s/>8.492e-02 <text:s text:c="2"/>0.177 0.863141 <text:s text:c="3"/></text:p>
      <text:p text:style-name="P3">GNP <text:s text:c="9"/>-3.582e-02 <text:s/>3.349e-02 <text:s/>-1.070 0.312681 <text:s text:c="3"/></text:p>
      <text:p text:style-name="P3">Unemployed <text:s text:c="2"/>-2.020e-02 <text:s/>4.884e-03 <text:s/>-4.136 0.002535 ** </text:p>
      <text:p text:style-name="P3">Armed.Forces -1.033e-02 <text:s/>2.143e-03 <text:s/>-4.822 0.000944 ***</text:p>
      <text:p text:style-name="P3">Population <text:s text:c="2"/>-5.110e-02 <text:s/>2.261e-01 <text:s/>-0.226 0.826212 <text:s text:c="3"/></text:p>
      <text:p text:style-name="P3">Year <text:s text:c="9"/>1.829e+00 <text:s/>4.555e-01 <text:s text:c="2"/>4.016 0.003037 ** </text:p>
      <text:p text:style-name="P3">---</text:p>
      <text:p text:style-name="P3">Signif. codes: <text:s/>0 ‘***’ 0.001 ‘**’ 0.01 ‘*’ 0.05 ‘.’ 0.1 ‘ ’ 1</text:p>
      <text:p text:style-name="P7"/>
      <text:p text:style-name="P3">Residual standard error: 0.3049 on 9 degrees of freedom</text:p>
      <text:p text:style-name="P3">Multiple R-squared: <text:s/>0.9955, <text:s text:c="3"/>Adjusted R-squared: <text:s/>0.9925 </text:p>
      <text:p text:style-name="P3">F-statistic: 330.3 on 6 and 9 DF, <text:s/>p-value: 4.984e-10</text:p>
      <text:p text:style-name="P7"/>
      <text:p text:style-name="P4"><text:span text:style-name="T1">&gt; fit &lt;- step(base)</text:span></text:p>
      <text:p text:style-name="P1"><text:soft-page-break/>Start: <text:s/>AIC=-33.22</text:p>
      <text:p text:style-name="P3">Employed ~ GNP.deflator + GNP + Unemployed + Armed.Forces + Population + </text:p>
      <text:p text:style-name="P5"><text:s text:c="4"/><text:span text:style-name="T3">Year</text:span></text:p>
      <text:p text:style-name="P7"/>
      <text:p text:style-name="P5"><text:s text:c="15"/><text:span text:style-name="T3">Df Sum of Sq <text:s text:c="4"/>RSS <text:s text:c="4"/>AIC</text:span></text:p>
      <text:p text:style-name="P3">- GNP.deflator <text:s/>1 <text:s text:c="2"/>0.00292 0.83935 -35.163</text:p>
      <text:p text:style-name="P3">- Population <text:s text:c="3"/>1 <text:s text:c="2"/>0.00475 0.84117 -35.129</text:p>
      <text:p text:style-name="P3">- GNP <text:s text:c="10"/>1 <text:s text:c="2"/>0.10631 0.94273 -33.305</text:p>
      <text:p text:style-name="P3">&lt;none&gt; <text:s text:c="21"/>0.83642 -33.219</text:p>
      <text:p text:style-name="P3">- Year <text:s text:c="9"/>1 <text:s text:c="2"/>1.49881 2.33524 -18.792</text:p>
      <text:p text:style-name="P3">- Unemployed <text:s text:c="3"/>1 <text:s text:c="2"/>1.59014 2.42656 -18.178</text:p>
      <text:p text:style-name="P3">- Armed.Forces <text:s/>1 <text:s text:c="2"/>2.16091 2.99733 -14.798</text:p>
      <text:p text:style-name="P7"/>
      <text:p text:style-name="P3">Step: <text:s/>AIC=-35.16</text:p>
      <text:p text:style-name="P3">Employed ~ GNP + Unemployed + Armed.Forces + Population + Year</text:p>
      <text:p text:style-name="P7"/>
      <text:p text:style-name="P5"><text:s text:c="15"/><text:span text:style-name="T3">Df Sum of Sq <text:s text:c="3"/>RSS <text:s text:c="4"/>AIC</text:span></text:p>
      <text:p text:style-name="P3">- Population <text:s text:c="3"/>1 <text:s text:c="2"/>0.01933 0.8587 -36.799</text:p>
      <text:p text:style-name="P3">&lt;none&gt; <text:s text:c="21"/>0.8393 -35.163</text:p>
      <text:p text:style-name="P3">- GNP <text:s text:c="10"/>1 <text:s text:c="2"/>0.14637 0.9857 -34.592</text:p>
      <text:p text:style-name="P3">- Year <text:s text:c="9"/>1 <text:s text:c="2"/>1.52725 2.3666 -20.578</text:p>
      <text:p text:style-name="P3">- Unemployed <text:s text:c="3"/>1 <text:s text:c="2"/>2.18989 3.0292 -16.628</text:p>
      <text:p text:style-name="P3">- Armed.Forces <text:s/>1 <text:s text:c="2"/>2.39752 3.2369 -15.568</text:p>
      <text:p text:style-name="P7"/>
      <text:p text:style-name="P3">Step: <text:s/>AIC=-36.8</text:p>
      <text:p text:style-name="P3">Employed ~ GNP + Unemployed + Armed.Forces + Year</text:p>
      <text:p text:style-name="P7"/>
      <text:p text:style-name="P5"><text:s text:c="15"/><text:span text:style-name="T3">Df Sum of Sq <text:s text:c="3"/>RSS <text:s text:c="4"/>AIC</text:span></text:p>
      <text:p text:style-name="P3">&lt;none&gt; <text:s text:c="21"/>0.8587 -36.799</text:p>
      <text:p text:style-name="P3">- GNP <text:s text:c="10"/>1 <text:s text:c="3"/>0.4647 1.3234 -31.879</text:p>
      <text:p text:style-name="P3">- Year <text:s text:c="9"/>1 <text:s text:c="3"/>1.8980 2.7567 -20.137</text:p>
      <text:p text:style-name="P3">- Armed.Forces <text:s/>1 <text:s text:c="3"/>2.3806 3.2393 -17.556</text:p>
      <text:p text:style-name="P3">- Unemployed <text:s text:c="3"/>1 <text:s text:c="3"/>4.0491 4.9077 -10.908</text:p>
      <text:p text:style-name="P4"><text:span text:style-name="T1">&gt; summary(fit)</text:span></text:p>
      <text:p text:style-name="P2"/>
      <text:p text:style-name="P3">Call:</text:p>
      <text:p text:style-name="P3">lm(formula = Employed ~ GNP + Unemployed + Armed.Forces + Year, </text:p>
      <text:p text:style-name="P5"><text:s text:c="4"/><text:span text:style-name="T3">data = longley)</text:span></text:p>
      <text:p text:style-name="P7"/>
      <text:p text:style-name="P3">Residuals:</text:p>
      <text:p text:style-name="P5"><text:s text:c="5"/><text:span text:style-name="T3">Min <text:s text:c="6"/>1Q <text:s text:c="2"/>Median <text:s text:c="6"/>3Q <text:s text:c="5"/>Max </text:span></text:p>
      <text:p text:style-name="P3">-0.42165 -0.12457 -0.02416 <text:s/>0.08369 <text:s/>0.45268 </text:p>
      <text:p text:style-name="P7"/>
      <text:p text:style-name="P3">Coefficients:</text:p>
      <text:p text:style-name="P5"><text:s text:c="15"/><text:span text:style-name="T3">Estimate Std. Error t value Pr(&gt;|t|) <text:s text:c="3"/></text:span></text:p>
      <text:p text:style-name="P3">(Intercept) <text:s/>-3.599e+03 <text:s/>7.406e+02 <text:s/>-4.859 0.000503 ***</text:p>
      <text:p text:style-name="P3">GNP <text:s text:c="9"/>-4.019e-02 <text:s/>1.647e-02 <text:s/>-2.440 0.032833 * <text:s/></text:p>
      <text:p text:style-name="P3">Unemployed <text:s text:c="2"/>-2.088e-02 <text:s/>2.900e-03 <text:s/>-7.202 1.75e-05 ***</text:p>
      <text:p text:style-name="P3">Armed.Forces -1.015e-02 <text:s/>1.837e-03 <text:s/>-5.522 0.000180 ***</text:p>
      <text:p text:style-name="P3">Year <text:s text:c="9"/>1.887e+00 <text:s/>3.828e-01 <text:s text:c="2"/>4.931 0.000449 ***</text:p>
      <text:p text:style-name="P3">---</text:p>
      <text:p text:style-name="P3">Signif. codes: <text:s/>0 ‘***’ 0.001 ‘**’ 0.01 ‘*’ 0.05 ‘.’ 0.1 ‘ ’ 1</text:p>
      <text:p text:style-name="P7"/>
      <text:p text:style-name="P3">Residual standard error: 0.2794 on 11 degrees of freedom</text:p>
      <text:p text:style-name="P3">Multiple R-squared: <text:s/>0.9954, <text:s text:c="3"/>Adjusted R-squared: <text:s/>0.9937 </text:p>
      <text:p text:style-name="P3"><text:soft-page-break/>F-statistic: 589.8 on 4 and 11 DF, <text:s/>p-value: 9.5e-13</text:p>
      <text:p text:style-name="P7"/>
      <text:p text:style-name="P4"><text:span text:style-name="T1">&gt; predictions &lt;- predict(fit, longley)</text:span></text:p>
      <text:p text:style-name="P4"><text:span text:style-name="T1">&gt; rmse &lt;- mean((longley$Employed - predictions)^2)</text:span></text:p>
      <text:p text:style-name="P4"><text:span text:style-name="T1">&gt; print(rmse)</text:span></text:p>
      <text:p text:style-name="P1">[1] 0.05366753</text:p>
      <text:p text:style-name="P4"><text:span text:style-name="T1">&gt; View(longley)</text:span></text:p>
      <text:p text:style-name="P4"><text:span text:style-name="T1">&gt; View(longley)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, 'Droid Sans Mono', 'DejaVu Sans Mono', 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2.7.1$Linux_X86_64 LibreOffice_project/20$Build-1</meta:generator>
    <meta:editing-cycles>0</meta:editing-cycles>
    <meta:editing-duration>P0D</meta:editing-duration>
    <meta:document-statistic meta:table-count="0" meta:image-count="0" meta:object-count="0" meta:page-count="3" meta:paragraph-count="100" meta:word-count="540" meta:character-count="3943" meta:non-whitespace-character-count="3051"/>
  </office:meta>
</office:document-meta>
</file>